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B1000000D3C9696B829.svm"/>
  <manifest:file-entry manifest:media-type="" manifest:full-path="Pictures/2000000700005D5500002FA6E4022292.svm"/>
  <manifest:file-entry manifest:media-type="" manifest:full-path="Pictures/200000070000654A00001DFA99D7081C.svm"/>
  <manifest:file-entry manifest:media-type="" manifest:full-path="Pictures/2000000700006B130000522BC8906AF1.svm"/>
  <manifest:file-entry manifest:media-type="" manifest:full-path="Pictures/2000000700007AFE000046497D3746D1.svm"/>
  <manifest:file-entry manifest:media-type="" manifest:full-path="Pictures/200000070000156600000723D1654F92.svm"/>
  <manifest:file-entry manifest:media-type="" manifest:full-path="Pictures/200000070000241300001C5339636EDA.svm"/>
  <manifest:file-entry manifest:media-type="" manifest:full-path="Pictures/2000000700001D90000003EEEB69AB65.svm"/>
  <manifest:file-entry manifest:media-type="" manifest:full-path="Pictures/20000007000072EF00003767AB91AA15.svm"/>
  <manifest:file-entry manifest:media-type="" manifest:full-path="Pictures/200000070000397800001C1E22C3D76A.svm"/>
  <manifest:file-entry manifest:media-type="" manifest:full-path="Pictures/2000000700007009000018CF1E699E3E.svm"/>
  <manifest:file-entry manifest:media-type="" manifest:full-path="Pictures/200000070000364400000F4DB04829C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0cm" fo:margin-right="0cm" fo:text-indent="0.979cm" style:auto-text-indent="false" style:page-number="auto"/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.979cm" style:auto-text-indent="false"/>
    </style:style>
    <style:style style:name="P5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6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/>
    </style:style>
    <style:style style:name="P8" style:family="paragraph" style:parent-style-name="Standard" style:master-page-name="">
      <style:paragraph-properties fo:margin-left="0cm" fo:margin-right="0cm" fo:text-align="start" style:justify-single-word="false" fo:text-indent="0.993cm" style:auto-text-indent="false" style:page-number="auto"/>
      <style:text-properties fo:color="#800000" style:font-name="Arial" fo:font-weight="bold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>
      <style:text-properties style:font-name="Arial"/>
    </style:style>
    <style:style style:name="P11" style:family="paragraph" style:parent-style-name="Standard" style:list-style-name="L2">
      <style:text-properties style:font-name="Arial"/>
    </style:style>
    <style:style style:name="P12" style:family="paragraph" style:parent-style-name="Standard" style:list-style-name="L3">
      <style:text-properties style:font-name="Arial"/>
    </style:style>
    <style:style style:name="P13" style:family="paragraph" style:parent-style-name="Standard" style:list-style-name="L3"/>
    <style:style style:name="P14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15" style:family="paragraph" style:parent-style-name="Standard" style:list-style-name="L1">
      <style:paragraph-properties fo:margin-left="0cm" fo:margin-right="0cm" fo:text-indent="0.979cm" style:auto-text-indent="false"/>
      <style:text-properties style:font-name="Arial"/>
    </style:style>
    <style:style style:name="P16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/>
    </style:style>
    <style:style style:name="P17" style:family="paragraph" style:parent-style-name="Standard" style:list-style-name="L4">
      <style:paragraph-properties fo:margin-left="0cm" fo:margin-right="0cm" fo:text-indent="0.979cm" style:auto-text-indent="false"/>
      <style:text-properties style:font-name="Arial"/>
    </style:style>
    <style:style style:name="P18" style:family="paragraph" style:parent-style-name="Standard" style:list-style-name="L5">
      <style:paragraph-properties fo:margin-left="0cm" fo:margin-right="0cm" fo:text-indent="0.979cm" style:auto-text-indent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variant="normal" fo:text-transform="none" fo:color="#24292e" fo:font-size="12pt" fo:letter-spacing="normal" fo:font-style="normal" fo:font-weight="normal"/>
    </style:style>
    <style:style style:name="T7" style:family="text">
      <style:text-properties fo:font-variant="normal" fo:text-transform="none" fo:color="#24292e" fo:font-size="12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dot Database Manager</text:p>
      <text:p text:style-name="P1"/>
      <text:p text:style-name="P3">Description:</text:p>
      <text:p text:style-name="P6"/>
      <text:p text:style-name="P4"><text:span text:style-name="T3">Godot Database Manager</text:span><text:span text:style-name="T2"> is a plugin for </text:span><text:span text:style-name="T3">Godot Game Engine</text:span><text:span text:style-name="T4"> (</text:span><text:a xlink:type="simple" xlink:href="https://godotengine.org/" text:style-name="Internet_20_link" text:visited-style-name="Visited_20_Internet_20_Link">https://godotengine.org/</text:a><text:span text:style-name="T4">)</text:span><text:span text:style-name="T2"> that can create local databases stored in JSON files.</text:span></text:p>
      <text:p text:style-name="P5"/>
      <text:p text:style-name="P5"/>
      <text:p text:style-name="P6">Installation:</text:p>
      <text:p text:style-name="P6"/>
      <text:p text:style-name="P5">There are two ways to download and install the plugin into your project.</text:p>
      <text:p text:style-name="P5"/>
      <text:list xml:id="list8246985232870576422" text:style-name="L1">
        <text:list-item>
          <text:list>
            <text:list-item>
              <text:p text:style-name="P15">Directly in the <text:span text:style-name="T1">Godot Game Engine</text:span>'s editor through <text:span text:style-name="T1">Godot Asset Library</text:span>:</text:p>
            </text:list-item>
          </text:list>
        </text:list-item>
      </text:list>
      <text:list xml:id="list2881359244280795812" text:style-name="L2">
        <text:list-item>
          <text:list>
            <text:list-item>
              <text:p text:style-name="P9"><text:span text:style-name="T2">Open </text:span><text:span text:style-name="T5">Godot Game Engine</text:span><text:span text:style-name="T2"> editor and access the AssetLib.</text:span></text:p>
            </text:list-item>
          </text:list>
        </text:list-item>
      </text:list>
      <text:p text:style-name="Standard"><draw:frame draw:style-name="fr1" draw:name="graphics1" text:anchor-type="paragraph" svg:width="7.569cm" svg:height="1.005cm" draw:z-index="0"><draw:image xlink:href="Pictures/2000000700001D90000003EEEB69AB65.svm" xlink:type="simple" xlink:show="embed" xlink:actuate="onLoad"/></draw:frame><draw:frame draw:style-name="fr2" draw:name="graphics2" text:anchor-type="paragraph" svg:x="0cm" svg:y="2.018cm" svg:width="19.001cm" svg:height="4.207cm" draw:z-index="1"><draw:image xlink:href="Pictures/2000000700007009000018CF1E699E3E.svm" xlink:type="simple" xlink:show="embed" xlink:actuate="onLoad"/></draw:frame></text:p>
      <text:list xml:id="list23593095" text:continue-numbering="true" text:style-name="L2">
        <text:list-item>
          <text:list>
            <text:list-item>
              <text:p text:style-name="P11">Search for “<text:span text:style-name="T1">Godot Database Manager</text:span>” and click on it.</text:p>
            </text:list-item>
          </text:list>
        </text:list-item>
      </text:list>
      <text:p text:style-name="Standard"/>
      <text:list xml:id="list23605430" text:continue-numbering="true" text:style-name="L2">
        <text:list-item>
          <text:list>
            <text:list-item>
              <text:p text:style-name="P11">Click on the “Download” button.</text:p>
            </text:list-item>
          </text:list>
        </text:list-item>
      </text:list>
      <text:p text:style-name="P1"><draw:frame draw:style-name="fr3" draw:name="graphics3" text:anchor-type="paragraph" svg:width="19.001cm" svg:height="9.158cm" draw:z-index="2"><draw:image xlink:href="Pictures/20000007000072EF00003767AB91AA1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588169" text:continue-numbering="true" text:style-name="L2">
        <text:list-item>
          <text:list>
            <text:list-item>
              <text:p text:style-name="P11"><text:soft-page-break/>After the download is complete, click on the “Install...” button.</text:p>
            </text:list-item>
          </text:list>
        </text:list-item>
      </text:list>
      <text:p text:style-name="Standard"><draw:frame draw:style-name="fr1" draw:name="graphics4" text:anchor-type="paragraph" svg:width="13.892cm" svg:height="3.918cm" draw:z-index="3"><draw:image xlink:href="Pictures/200000070000364400000F4DB04829CC.svm" xlink:type="simple" xlink:show="embed" xlink:actuate="onLoad"/></draw:frame></text:p>
      <text:p text:style-name="P8"><draw:frame draw:style-name="fr3" draw:name="graphics5" text:anchor-type="paragraph" svg:width="19.001cm" svg:height="10.361cm" draw:z-index="4"><draw:image xlink:href="Pictures/2000000700006B130000522BC8906AF1.svm" xlink:type="simple" xlink:show="embed" xlink:actuate="onLoad"/></draw:frame>OBS: If you choose this option, you have to move the “addons” directory from the “prj” directory into your project's root directory.</text:p>
      <text:p text:style-name="P1"/>
      <text:list xml:id="list23583172" text:continue-list="list8246985232870576422" text:style-name="L1">
        <text:list-item>
          <text:list>
            <text:list-item>
              <text:p text:style-name="P15">Download it from Github</text:p>
            </text:list-item>
          </text:list>
        </text:list-item>
      </text:list>
      <text:list xml:id="list8250704054816275309" text:style-name="L3">
        <text:list-item>
          <text:list>
            <text:list-item>
              <text:p text:style-name="P13"><text:span text:style-name="T2">You can download it from: </text:span><text:a xlink:type="simple" xlink:href="https://github.com/radubolovan/Godot-Database-Manager" text:style-name="Internet_20_link" text:visited-style-name="Visited_20_Internet_20_Link"><text:span text:style-name="T2">https://github.com/radubolovan/Godot-Database-Manager</text:span></text:a><text:span text:style-name="T2"> </text:span></text:p>
            </text:list-item>
            <text:list-item>
              <text:p text:style-name="P12">Choose the branch you want and download the archive</text:p>
            </text:list-item>
          </text:list>
        </text:list-item>
      </text:list>
      <text:p text:style-name="P1"><draw:frame draw:style-name="fr4" draw:name="graphics6" text:anchor-type="paragraph" svg:width="19.001cm" svg:height="5.623cm" draw:z-index="5"><draw:image xlink:href="Pictures/200000070000654A00001DFA99D7081C.svm" xlink:type="simple" xlink:show="embed" xlink:actuate="onLoad"/></draw:frame></text:p>
      <text:list xml:id="list23581467" text:continue-numbering="true" text:style-name="L3">
        <text:list-item>
          <text:list>
            <text:list-item>
              <text:p text:style-name="P12"><text:span text:style-name="T6">Copy the "</text:span><text:span text:style-name="T7">addons/godot_db_manager</text:span><text:span text:style-name="T6">" directory (folder) into your project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6"><text:soft-page-break/>Activation:</text:p>
      <text:p text:style-name="P7"/>
      <text:p text:style-name="P5">From <text:span text:style-name="T1">Godot Game Engine</text:span>'s editor, access “Project-&gt;Project Settings...”</text:p>
      <text:p text:style-name="P5"><draw:frame draw:style-name="fr1" draw:name="graphics8" text:anchor-type="paragraph" svg:width="9.236cm" svg:height="7.251cm" draw:z-index="7"><draw:image xlink:href="Pictures/200000070000241300001C5339636EDA.svm" xlink:type="simple" xlink:show="embed" xlink:actuate="onLoad"/></draw:frame></text:p>
      <text:p text:style-name="P5">… and activate it.</text:p>
      <text:p text:style-name="P5"><draw:frame draw:style-name="fr5" draw:name="graphics7" text:anchor-type="paragraph" svg:width="19.001cm" svg:height="9.698cm" draw:z-index="6"><draw:image xlink:href="Pictures/2000000700005D5500002FA6E4022292.svm" xlink:type="simple" xlink:show="embed" xlink:actuate="onLoad"/></draw:frame></text:p>
      <text:p text:style-name="P6">Launching the plugin:</text:p>
      <text:p text:style-name="P5"><draw:frame draw:style-name="fr4" draw:name="graphics9" text:anchor-type="paragraph" svg:width="12.993cm" svg:height="6.357cm" draw:z-index="8"><draw:image xlink:href="Pictures/200000070000397800001C1E22C3D76A.svm" xlink:type="simple" xlink:show="embed" xlink:actuate="onLoad"/></draw:frame></text:p>
      <text:p text:style-name="P5"/>
      <text:p text:style-name="P6"><text:soft-page-break/>The main interface:</text:p>
      <text:p text:style-name="P5"/>
      <text:p text:style-name="P5">When you open the plugin's interface for the first time, it should look like the image below.</text:p>
      <text:p text:style-name="P5"><draw:frame draw:style-name="fr6" draw:name="graphics10" text:anchor-type="paragraph" svg:width="19.001cm" svg:height="10.859cm" draw:z-index="9"><draw:image xlink:href="Pictures/2000000700007AFE000046497D3746D1.svm" xlink:type="simple" xlink:show="embed" xlink:actuate="onLoad"/></draw:frame></text:p>
      <text:p text:style-name="P6">Close button</text:p>
      <text:p text:style-name="P5">By clicking on it, will close the plugin's interface.</text:p>
      <text:p text:style-name="P5"/>
      <text:p text:style-name="P6">Menu</text:p>
      <text:list xml:id="list5412544410784202969" text:style-name="L4">
        <text:list-item>
          <text:p text:style-name="P17">File menu</text:p>
          <text:list>
            <text:list-item>
              <text:p text:style-name="P17"><draw:frame draw:style-name="fr7" draw:name="graphics11" text:anchor-type="paragraph" svg:width="2.833cm" svg:height="3.388cm" draw:z-index="10"><draw:image xlink:href="Pictures/2000000700000B1000000D3C9696B829.svm" xlink:type="simple" xlink:show="embed" xlink:actuate="onLoad"/></draw:frame>“New DB”: creates a new database</text:p>
            </text:list-item>
            <text:list-item>
              <text:p text:style-name="P17">“Load DB”: loads a database from a JSON file</text:p>
            </text:list-item>
            <text:list-item>
              <text:p text:style-name="P17">“Save DB”: saves the current database to a JSON file</text:p>
            </text:list-item>
            <text:list-item>
              <text:p text:style-name="P17">“Save DB As ...”: saves the current database to a different JSON file</text:p>
            </text:list-item>
          </text:list>
        </text:list-item>
      </text:list>
      <text:p text:style-name="P5"/>
      <text:list xml:id="list23591777" text:continue-numbering="true" text:style-name="L4">
        <text:list-item>
          <text:p text:style-name="P17">Options menu</text:p>
        </text:list-item>
      </text:list>
      <text:list xml:id="list6187776419872629959" text:style-name="L5">
        <text:list-item>
          <text:list>
            <text:list-item>
              <text:p text:style-name="P18"><draw:frame draw:style-name="fr7" draw:name="graphics12" text:anchor-type="paragraph" svg:width="5.479cm" svg:height="1.827cm" draw:z-index="11"><draw:image xlink:href="Pictures/200000070000156600000723D1654F92.svm" xlink:type="simple" xlink:show="embed" xlink:actuate="onLoad"/></draw:frame>“Autosave on close”: when enabled, all opened databases will be automatically saved.</text:p>
            </text:list-item>
          </text:list>
          <text:p text:style-name="P18"/>
        </text:list-item>
      </text:list>
      <text:p text:style-name="P6">Workspace</text:p>
      <text:p text:style-name="P5">It is the area where you will edit the databases, tables, properties and data.</text:p>
      <text:p text:style-name="P5"/>
      <text:p text:style-name="P5"/>
      <text:p text:style-name="P5"/>
      <text:p text:style-name="P5"/>
      <text:p text:style-name="P5"><text:soft-page-break/>Creating a new database</text:p>
      <text:p text:style-name="P5"/>
      <text:p text:style-name="P5">Saving a database</text:p>
      <text:p text:style-name="P5"/>
      <text:p text:style-name="P5">Loading a database</text:p>
      <text:p text:style-name="P5"/>
      <text:p text:style-name="P5">Creating tables</text:p>
      <text:p text:style-name="P5"/>
      <text:p text:style-name="P5">Renaming tables</text:p>
      <text:p text:style-name="P5"/>
      <text:p text:style-name="P5">Erasing tables</text:p>
      <text:p text:style-name="P5"/>
      <text:p text:style-name="P5">Creating properties</text:p>
      <text:p text:style-name="P5"/>
      <text:p text:style-name="P5">Editing properties</text:p>
      <text:p text:style-name="P5"/>
      <text:p text:style-name="P5">Erasing properties</text:p>
      <text:p text:style-name="P5"/>
      <text:p text:style-name="P5">Adding and edit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Bolovan</meta:initial-creator>
    <meta:creation-date>2020-03-29T13:30:08.22</meta:creation-date>
    <dc:date>2020-03-30T03:38:10.83</dc:date>
    <dc:creator>Radu Bolovan</dc:creator>
    <meta:editing-duration>PT11H17M26S</meta:editing-duration>
    <meta:editing-cycles>73</meta:editing-cycles>
    <meta:generator>OpenOffice/4.1.5$Win32 OpenOffice.org_project/415m1$Build-9789</meta:generator>
    <meta:document-statistic meta:table-count="0" meta:image-count="12" meta:object-count="0" meta:page-count="5" meta:paragraph-count="43" meta:word-count="295" meta:character-count="1772"/>
  </office:meta>
</office:document-meta>
</file>